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ourier New1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.5pt" style:font-size-asian="18.5pt" style:font-size-complex="18.5pt"/>
    </style:style>
    <style:style style:name="P3" style:family="paragraph" style:parent-style-name="Standard">
      <style:paragraph-properties fo:text-align="justify" style:justify-single-word="false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741cm" style:auto-text-indent="false"/>
    </style:style>
    <style:style style:name="P6" style:family="paragraph" style:parent-style-name="Standard" style:master-page-name="Standard">
      <style:paragraph-properties fo:text-align="justify" style:justify-single-word="false" style:page-number="auto"/>
      <style:text-properties fo:font-size="10.5pt" fo:language="en" fo:country="US" fo:font-weight="bold" style:font-size-asian="10.5pt" style:language-asian="zh" style:country-asian="CN" style:font-weight-asian="bold" style:font-size-complex="10.5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language="en" fo:country="US" fo:font-weight="bold" style:font-size-asian="14pt" style:language-asian="zh" style:country-asian="CN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512MB,1S,snowprincess.xxx</text:p>
      <text:p text:style-name="P2"><text:bookmark text:name="OLE_LINK5"/><text:bookmark text:name="OLE_LINK1"/>白雪公主</text:p>
      <text:p text:style-name="P7"><text:bookmark text:name="_GoBack"/>问题描述</text:p>
      <text:p text:style-name="P4">在你杀害了其他三个魔姬之后，白雪公主并没有如约和你誓约，她让你再干一件事：改造滑雪道。</text:p>
      <text:p text:style-name="P4">滑雪道有n个点(标号1到n)，m条边，每个点有一个属性——高度hi,滑雪道是有向的，且只会滑向高度小于等于该点的其他点（两点高度相同时依然为有向边，不能双向通行）。</text:p>
      <text:p text:style-name="P4">你需要修建若干电梯，使得从任意点出发均可以通过有限的电梯及滑雪道到达任意点。电梯也是有向边，且只能连向高度大于等于该点的其他点（两点高度相同时依然为有向边，不能双向通行）。</text:p>
      <text:p text:style-name="P4">同时你需要依次满足以下要求（在完成编号小的要求的同时，尽可能地完成编号大的）。设总共建设了k个电梯，第i个电梯连接Si, Ti,</text:p>
      <text:p text:style-name="P4">1.<draw:frame draw:style-name="fr1" draw:name="对象1" text:anchor-type="as-char" svg:y="-0.713cm" svg:width="2.244cm" svg:height="1.139cm" draw:z-index="0"><draw:object xlink:href="./Object 1" xlink:type="simple" xlink:show="embed" xlink:actuate="onLoad"/><draw:image xlink:href="./ObjectReplacements/Object 1" xlink:type="simple" xlink:show="embed" xlink:actuate="onLoad"/></draw:frame>最小</text:p>
      <text:p text:style-name="P4">2.k尽可能小</text:p>
      <text:p text:style-name="P9"><text:tab/></text:p>
      <text:p text:style-name="P5"><text:bookmark text:name="OLE_LINK2"/></text:p>
      <text:p text:style-name="P7">输入描述</text:p>
      <text:p text:style-name="P4">第一行两个整数n和m，</text:p>
      <text:p text:style-name="P4">接下来一行n个整数表示hi</text:p>
      <text:p text:style-name="P4">接下来m行，每行两个整数Ui, Vi, 表示第i条滑雪道从Ui通往Vi（保证<draw:frame draw:style-name="fr1" draw:name="对象3" text:anchor-type="as-char" svg:y="-0.377cm" svg:width="1.513cm" svg:height="0.531cm" draw:z-index="2"><draw:object xlink:href="./Object 3" xlink:type="simple" xlink:show="embed" xlink:actuate="onLoad"/><draw:image xlink:href="./ObjectReplacements/Object 3" xlink:type="simple" xlink:show="embed" xlink:actuate="onLoad"/></draw:frame>）</text:p>
      <text:p text:style-name="P5"><text:bookmark text:name="OLE_LINK4"/></text:p>
      <text:p text:style-name="P4"><text:soft-page-break/></text:p>
      <text:p text:style-name="P7">输出描述</text:p>
      <text:p text:style-name="P4">第一行一个整数.表示最小的<draw:frame draw:style-name="fr1" draw:name="对象2" text:anchor-type="as-char" svg:y="-0.713cm" svg:width="2.244cm" svg:height="1.139cm" draw:z-index="1"><draw:object xlink:href="./Object 2" xlink:type="simple" xlink:show="embed" xlink:actuate="onLoad"/><draw:image xlink:href="./ObjectReplacements/Object 2" xlink:type="simple" xlink:show="embed" xlink:actuate="onLoad"/><svg:desc>公式</svg:desc></draw:frame>.</text:p>
      <text:p text:style-name="P4">第二行一个整数表示此时尽可能小的k.</text:p>
      <text:p text:style-name="P4">接下来k行.每行两个整数Si,Ti表示修建一个从Si向Ti的电梯。</text:p>
      <text:p text:style-name="P4">（如果有多种最优方案，输出任意一种最优方案即可）</text:p>
      <text:p text:style-name="P3"/>
      <text:p text:style-name="P3"/>
      <text:p text:style-name="P1"><text:bookmark text:name="OLE_LINK9"/></text:p>
      <text:p text:style-name="P7">数据范围及提示</text:p>
      <text:p text:style-name="P3"/>
      <text:p text:style-name="P1"><text:tab/>1 &lt;= n &lt;= 50,0000; 1 &lt;= m &lt;= 200,0000; -10^9 &lt;= hi &lt;= 10^9; 1 &lt;= Ui, Vi &lt;= 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ourier New1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.5pt" fo:language="en" fo:country="US" style:letter-kerning="false" style:font-size-asian="10pt" style:language-asian="zh" style:country-asian="CN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libri" fo:font-size="10.5pt" fo:language="en" fo:country="US" style:letter-kerning="false" style:font-name-asian="Noto Sans CJK SC" style:font-size-asian="10pt" style:language-asian="zh" style:country-asian="CN" style:font-name-complex="宋体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use-window-font-color="true" style:font-name="Calibri" fo:font-size="10.5pt" fo:language="en" fo:country="US" style:letter-kerning="true" style:font-name-asian="Noto Sans CJK SC" style:font-size-asian="10.5pt" style:language-asian="zh" style:country-asian="CN" style:font-name-complex="宋体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Noto Sans CJK SC Regular" style:font-size-complex="14pt"/>
    </style:style>
    <style:style style:name="Text_20_body" style:display-name="Text body" style:family="paragraph" style:parent-style-name="Standard" style:default-outline-level="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default-outline-level="" style:class="list">
      <style:text-properties style:font-name-complex="Noto Sans CJK SC Regular"/>
    </style:style>
    <style:style style:name="Caption" style:family="paragraph" style:parent-style-name="Standard" style:default-outline-level="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Noto Sans CJK SC Regular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CJK SC Regular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fo:language="en" fo:country="US" style:letter-kerning="false" style:font-size-asian="10pt" style:language-asian="zh" style:country-asian="CN" style:font-name-complex="Courier New1" style:font-size-complex="10pt" style:language-complex="ar" style:country-complex="SA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size="10pt" style:font-size-asian="10p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0-29T12:08:00</meta:creation-date>
    <meta:initial-creator>admin</meta:initial-creator>
    <dc:language>zh-CN</dc:language>
    <dc:date>2020-04-24T10:34:19</dc:date>
    <meta:editing-cycles>19</meta:editing-cycles>
    <meta:editing-duration>PT57M32S</meta:editing-duration>
    <meta:generator>OpenOffice/4.1.7$Unix OpenOffice.org_project/417m1$Build-9800</meta:generator>
    <meta:document-statistic meta:table-count="0" meta:image-count="0" meta:object-count="3" meta:page-count="2" meta:paragraph-count="21" meta:word-count="458" meta:character-count="567"/>
    <meta:user-defined meta:name="DocSecurity" meta:value-type="float">0</meta:user-defined>
    <meta:user-defined meta:name="KSOProductBuildVer">2052-10.1.0.7400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>
  <semantics>
    <mrow>
      <mrow>
        <munderover>
          <mo stretchy="false">∑</mo>
          <mrow>
            <mrow>
              <mi>i</mi>
              <mo stretchy="false">=</mo>
              <mn>1</mn>
            </mrow>
          </mrow>
          <mrow>
            <mi>k</mi>
          </mrow>
        </munderover>
        <mrow>
          <mo stretchy="false">∣</mo>
          <mrow>
            <mrow>
              <msub>
                <mi>h</mi>
                <mi mathvariant="italic">Si</mi>
              </msub>
              <mo stretchy="false">−</mo>
              <msub>
                <mi>h</mi>
                <mi mathvariant="italic">Ti</mi>
              </msub>
            </mrow>
          </mrow>
          <mo stretchy="false">∣</mo>
        </mrow>
      </mrow>
    </mrow>
    <annotation encoding="StarMath 5.0">sum from{i=1} to{k} lline h_Si- h_Ti rline </annotation>
  </semantics>
</math>
</file>

<file path=Object 2/content.xml><?xml version="1.0" encoding="utf-8"?>
<math xmlns="http://www.w3.org/1998/Math/MathML">
  <semantics>
    <mrow>
      <mrow>
        <munderover>
          <mo stretchy="false">∑</mo>
          <mrow>
            <mrow>
              <mi>i</mi>
              <mo stretchy="false">=</mo>
              <mn>1</mn>
            </mrow>
          </mrow>
          <mrow>
            <mi>k</mi>
          </mrow>
        </munderover>
        <mrow>
          <mo stretchy="false">∣</mo>
          <mrow>
            <mrow>
              <msub>
                <mi>h</mi>
                <mi mathvariant="italic">Si</mi>
              </msub>
              <mo stretchy="false">−</mo>
              <msub>
                <mi>h</mi>
                <mi mathvariant="italic">Ti</mi>
              </msub>
            </mrow>
          </mrow>
          <mo stretchy="false">∣</mo>
        </mrow>
      </mrow>
    </mrow>
    <annotation encoding="StarMath 5.0">sum from{i=1} to{k} lline h_Si- h_Ti rline </annotation>
  </semantics>
</math>
</file>

<file path=Object 3/content.xml><?xml version="1.0" encoding="utf-8"?>
<math xmlns="http://www.w3.org/1998/Math/MathML">
  <semantics>
    <mrow>
      <mrow>
        <msub>
          <mi>h</mi>
          <mi mathvariant="italic">Ui</mi>
        </msub>
        <mo stretchy="false">≥</mo>
        <msub>
          <mi>h</mi>
          <mi mathvariant="italic">Vi</mi>
        </msub>
      </mrow>
    </mrow>
    <annotation encoding="StarMath 5.0">h_Ui &gt;= h_Vi</annotation>
  </semantics>
</math>
</file>